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officeooo:rsid="000ff8ad" officeooo:paragraph-rsid="000ff8ad" style:font-name-asian="Arial1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2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3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7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1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2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3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8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89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How to import all package?</text:p>
      <text:list xml:id="list3861415304" text:style-name="WWNum17">
        <text:list-item>
          <text:p text:style-name="P36">import java.*;</text:p>
        </text:list-item>
        <text:list-item>
          <text:p text:style-name="P8">include java.lang;</text:p>
        </text:list-item>
        <text:list-item>
          <text:p text:style-name="P57">java.package</text:p>
        </text:list-item>
      </text:list>
      <text:p text:style-name="P1"/>
      <text:p text:style-name="P5">What is the value of "d" after this line of code has been executed?</text:p>
      <text:p text:style-name="P1">double d = Math.round ( 2.5 + Math.random() );</text:p>
      <text:list xml:id="list3858225917" text:style-name="WWNum24">
        <text:list-item>
          <text:p text:style-name="P9">2</text:p>
        </text:list-item>
        <text:list-item>
          <text:p text:style-name="P37">3</text:p>
        </text:list-item>
        <text:list-item>
          <text:p text:style-name="P9">4</text:p>
        </text:list-item>
        <text:list-item>
          <text:p text:style-name="P58">2.5</text:p>
        </text:list-item>
      </text:list>
      <text:p text:style-name="P2"/>
      <text:p text:style-name="P5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3533361506" text:style-name="WWNum19">
        <text:list-item>
          <text:p text:style-name="P10">There is a syntax error on line 1.</text:p>
        </text:list-item>
        <text:list-item>
          <text:p text:style-name="P10">There are syntax errors on lines 1 and 6.</text:p>
        </text:list-item>
        <text:list-item>
          <text:p text:style-name="P10">run infinity time</text:p>
        </text:list-item>
        <text:list-item>
          <text:p text:style-name="P80">There is a syntax error in line 6.</text:p>
        </text:list-item>
      </text:list>
      <text:p text:style-name="P1"/>
      <text:p text:style-name="P5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3474462477" text:style-name="WWNum16">
        <text:list-item>
          <text:p text:style-name="P11">Hellogoodworld</text:p>
        </text:list-item>
        <text:list-item>
          <text:p text:style-name="P11">hellogoodworld</text:p>
        </text:list-item>
        <text:list-item>
          <text:p text:style-name="P38">Hello Goodworld</text:p>
        </text:list-item>
        <text:list-item>
          <text:p text:style-name="P59">GoodWorld</text:p>
        </text:list-item>
      </text:list>
      <text:p text:style-name="P1"/>
      <text:p text:style-name="P5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3651466143" text:style-name="WWNum26">
        <text:list-item>
          <text:p text:style-name="P39">hello</text:p>
        </text:list-item>
        <text:list-item>
          <text:p text:style-name="P12">world</text:p>
        </text:list-item>
        <text:list-item>
          <text:p text:style-name="P12">hello world</text:p>
        </text:list-item>
        <text:list-item>
          <text:p text:style-name="P60">none of the above</text:p>
        </text:list-item>
      </text:list>
      <text:p text:style-name="P1"/>
      <text:p text:style-name="P5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572006665" text:style-name="WWNum29">
        <text:list-item>
          <text:p text:style-name="P13"><text:soft-page-break/>DEMOS</text:p>
        </text:list-item>
        <text:list-item>
          <text:p text:style-name="P13">DEMS</text:p>
        </text:list-item>
        <text:list-item>
          <text:p text:style-name="P13">DEM</text:p>
        </text:list-item>
        <text:list-item>
          <text:p text:style-name="P81">EMOS</text:p>
        </text:list-item>
      </text:list>
      <text:p text:style-name="P1"/>
      <text:p text:style-name="P5">Determine the output</text:p>
      <text:p text:style-name="P1">SOP (‘1’+new integer (2) +3);</text:p>
      <text:list xml:id="list837799996" text:style-name="WWNum11">
        <text:list-item>
          <text:p text:style-name="P40">123</text:p>
        </text:list-item>
        <text:list-item>
          <text:p text:style-name="P14">13</text:p>
        </text:list-item>
        <text:list-item>
          <text:p text:style-name="P14">1</text:p>
        </text:list-item>
        <text:list-item>
          <text:p text:style-name="P61">12</text:p>
        </text:list-item>
      </text:list>
      <text:p text:style-name="P1"/>
      <text:p text:style-name="P5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983462779" text:style-name="WWNum9">
        <text:list-item>
          <text:p text:style-name="P15">Hlloe</text:p>
        </text:list-item>
        <text:list-item>
          <text:p text:style-name="P15">lloeH</text:p>
        </text:list-item>
        <text:list-item>
          <text:p text:style-name="P15">Hello</text:p>
        </text:list-item>
        <text:list-item>
          <text:p text:style-name="P82">olleH</text:p>
        </text:list-item>
      </text:list>
      <text:p text:style-name="P1"/>
      <text:p text:style-name="P5">Write the correct signature of the main method?</text:p>
      <text:list xml:id="list2414451213" text:style-name="WWNum6">
        <text:list-item>
          <text:p text:style-name="P16">public Static void main()</text:p>
        </text:list-item>
        <text:list-item>
          <text:p text:style-name="P41">public Static void main(String args[])</text:p>
        </text:list-item>
        <text:list-item>
          <text:p text:style-name="P62">public Static void main(String ...)</text:p>
        </text:list-item>
      </text:list>
      <text:p text:style-name="P1"/>
      <text:p text:style-name="P5">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170333012" text:style-name="WWNum2">
        <text:list-item>
          <text:p text:style-name="P17">class java.object</text:p>
        </text:list-item>
        <text:list-item>
          <text:p text:style-name="P42">class java.lang.object</text:p>
        </text:list-item>
        <text:list-item>
          <text:p text:style-name="P63">none of the above</text:p>
        </text:list-item>
      </text:list>
      <text:p text:style-name="P1"/>
      <text:p text:style-name="P5"><text:soft-page-break/>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683882656" text:style-name="WWNum15">
        <text:list-item>
          <text:p text:style-name="P18">HelloStopWorld</text:p>
        </text:list-item>
        <text:list-item>
          <text:p text:style-name="P43">Hello Stop World</text:p>
        </text:list-item>
        <text:list-item>
          <text:p text:style-name="P18">HelloStop</text:p>
        </text:list-item>
        <text:list-item>
          <text:p text:style-name="P64">none of the above</text:p>
        </text:list-item>
      </text:list>
      <text:p text:style-name="P1"/>
      <text:p text:style-name="P5">How to declare array of string which one is correct?</text:p>
      <text:list xml:id="list1089206909" text:style-name="WWNum27">
        <text:list-item>
          <text:p text:style-name="P19">string[]s;</text:p>
        </text:list-item>
        <text:list-item>
          <text:p text:style-name="P44">string s[]</text:p>
        </text:list-item>
        <text:list-item>
          <text:p text:style-name="P65">string []s;</text:p>
        </text:list-item>
      </text:list>
      <text:p text:style-name="P1"/>
      <text:p text:style-name="P5">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3882825813" text:style-name="WWNum28">
        <text:list-item>
          <text:p text:style-name="P45">A@1cde5f</text:p>
        </text:list-item>
        <text:list-item>
          <text:p text:style-name="P20">A a 1cde5f</text:p>
        </text:list-item>
        <text:list-item>
          <text:p text:style-name="P20">A d 1cde5f</text:p>
        </text:list-item>
        <text:list-item>
          <text:p text:style-name="P66">@1cde5f</text:p>
        </text:list-item>
      </text:list>
      <text:p text:style-name="P1"/>
      <text:p text:style-name="P5">What will be the datatype of the no 9.6352</text:p>
      <text:list xml:id="list1930641320" text:style-name="WWNum5">
        <text:list-item>
          <text:p text:style-name="P21">double</text:p>
        </text:list-item>
        <text:list-item>
          <text:p text:style-name="P21">Float</text:p>
        </text:list-item>
        <text:list-item>
          <text:p text:style-name="P67">Double</text:p>
        </text:list-item>
      </text:list>
      <text:p text:style-name="P1"/>
      <text:p text:style-name="P5">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3359910019" text:style-name="WWNum21">
        <text:list-item>
          <text:p text:style-name="P46">uvwxyzuvwXYZ</text:p>
        </text:list-item>
        <text:list-item>
          <text:p text:style-name="P22">uvwxyzuv</text:p>
        </text:list-item>
        <text:list-item>
          <text:p text:style-name="P22">uvwxyzXYZ</text:p>
        </text:list-item>
        <text:list-item>
          <text:p text:style-name="P68">uvwxyzuvXYZ</text:p>
        </text:list-item>
      </text:list>
      <text:p text:style-name="P1"/>
      <text:p text:style-name="P5">Determine the output</text:p>
      <text:p text:style-name="P1">int i = -1;</text:p>
      <text:p text:style-name="P1">int b = 10;</text:p>
      <text:p text:style-name="P1">int val = b/ i;</text:p>
      <text:list xml:id="list2024512224" text:style-name="WWNum8">
        <text:list-item>
          <text:p text:style-name="P47">-10</text:p>
        </text:list-item>
        <text:list-item>
          <text:p text:style-name="P23">10</text:p>
        </text:list-item>
        <text:list-item>
          <text:p text:style-name="P23">10/1</text:p>
        </text:list-item>
        <text:list-item>
          <text:p text:style-name="P69">error17. </text:p>
        </text:list-item>
      </text:list>
      <text:p text:style-name="P2"/>
      <text:p text:style-name="P86"><text:soft-page-break/>How to inherit both the interface and abstract class ?</text:p>
      <text:list xml:id="list516155619" text:style-name="WWNum25">
        <text:list-item>
          <text:p text:style-name="P24">class implemts Info,interface</text:p>
        </text:list-item>
        <text:list-item>
          <text:p text:style-name="P48">class xyz extends Info implements interface{ void load}</text:p>
        </text:list-item>
        <text:list-item>
          <text:p text:style-name="P24">class extends Info,interface</text:p>
        </text:list-item>
        <text:list-item>
          <text:p text:style-name="P70">class implements interface</text:p>
        </text:list-item>
      </text:list>
      <text:p text:style-name="P1"/>
      <text:p text:style-name="P1"/>
      <text:p text:style-name="P5">Which operator is used to separate parameters or attributes?</text:p>
      <text:list xml:id="list1321969847" text:style-name="WWNum12">
        <text:list-item>
          <text:p text:style-name="P49">&amp;</text:p>
        </text:list-item>
        <text:list-item>
          <text:p text:style-name="P25">&amp;&amp;</text:p>
        </text:list-item>
        <text:list-item>
          <text:p text:style-name="P71">and</text:p>
        </text:list-item>
      </text:list>
      <text:p text:style-name="P1"/>
      <text:p text:style-name="P5">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2973948875" text:style-name="WWNum13">
        <text:list-item>
          <text:p text:style-name="P26">ABDCB</text:p>
        </text:list-item>
        <text:list-item>
          <text:p text:style-name="P50">ABDCBDCB</text:p>
        </text:list-item>
        <text:list-item>
          <text:p text:style-name="P26">ABCDBDA</text:p>
        </text:list-item>
        <text:list-item>
          <text:p text:style-name="P72">ABDCBDA</text:p>
        </text:list-item>
      </text:list>
      <text:p text:style-name="P1"/>
      <text:p text:style-name="P1"/>
      <text:p text:style-name="P5"><text:s/>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2313722216" text:style-name="WWNum7">
        <text:list-item>
          <text:p text:style-name="P51">12345</text:p>
        </text:list-item>
        <text:list-item>
          <text:p text:style-name="P27">54321</text:p>
        </text:list-item>
        <text:list-item>
          <text:p text:style-name="P27">123</text:p>
        </text:list-item>
        <text:list-item>
          <text:p text:style-name="P73">1234</text:p>
        </text:list-item>
      </text:list>
      <text:p text:style-name="P1"/>
      <text:p text:style-name="P5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4120858092" text:style-name="WWNum4">
        <text:list-item>
          <text:p text:style-name="P28">12885</text:p>
        </text:list-item>
        <text:list-item>
          <text:p text:style-name="P28">12845</text:p>
        </text:list-item>
        <text:list-item>
          <text:p text:style-name="P52">58881</text:p>
        </text:list-item>
        <text:list-item>
          <text:p text:style-name="P74">54881</text:p>
        </text:list-item>
      </text:list>
      <text:p text:style-name="P1"><text:soft-page-break/></text:p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480891346" text:style-name="WWNum10">
        <text:list-item>
          <text:p text:style-name="P29">Hello</text:p>
        </text:list-item>
        <text:list-item>
          <text:p text:style-name="P29">World</text:p>
        </text:list-item>
        <text:list-item>
          <text:p text:style-name="P29">Helloworld</text:p>
        </text:list-item>
        <text:list-item>
          <text:p text:style-name="P83">Hello World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735755930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53">Hxllo</text:p>
        </text:list-item>
        <text:list-item>
          <text:p text:style-name="P75">Hexlo</text:p>
        </text:list-item>
      </text:list>
      <text:p text:style-name="P1"/>
      <text:p text:style-name="P5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2237956223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31">AaaBaaCaa</text:p>
        </text:list-item>
        <text:list-item>
          <text:p text:style-name="P84">AaBaaCaaa</text:p>
        </text:list-item>
      </text:list>
      <text:p text:style-name="P1"/>
      <text:p text:style-name="P5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903505399" text:style-name="WWNum14">
        <text:list-item>
          <text:p text:style-name="P76">a is a lower case Letter</text:p>
        </text:list-item>
      </text:list>
      <text:p text:style-name="P3">is White space character</text:p>
      <text:p text:style-name="P87"><text:s text:c="6"/>b) b is a lower case Letter</text:p>
      <text:p text:style-name="P3">is White space character</text:p>
      <text:p text:style-name="P87"><text:s text:c="6"/>c<text:span text:style-name="T2">) a is a lower case Letter</text:span></text:p>
      <text:p text:style-name="P89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7">Ans:Iterator</text:p>
      <text:p text:style-name="P1"/>
      <text:p text:style-name="P5">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758747992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54">42042</text:p>
        </text:list-item>
        <text:list-item>
          <text:p text:style-name="P32">Compilation fails</text:p>
        </text:list-item>
        <text:list-item>
          <text:p text:style-name="P77">An exception is thrown at runtime.</text:p>
        </text:list-item>
      </text:list>
      <text:p text:style-name="P1"/>
      <text:p text:style-name="P1"/>
      <text:p text:style-name="P5">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3871042719" text:style-name="WWNum23">
        <text:list-item>
          <text:p text:style-name="P55">final</text:p>
        </text:list-item>
        <text:list-item>
          <text:p text:style-name="P55"><text:soft-page-break/>static</text:p>
        </text:list-item>
        <text:list-item>
          <text:p text:style-name="P33">native</text:p>
        </text:list-item>
        <text:list-item>
          <text:p text:style-name="P55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78">protected</text:p>
        </text:list-item>
      </text:list>
      <text:p text:style-name="P1"/>
      <text:p text:style-name="P5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3537792523" text:style-name="WWNum18">
        <text:list-item>
          <text:p text:style-name="P34">Foo { public int bar() { return 1; }</text:p>
        </text:list-item>
        <text:list-item>
          <text:p text:style-name="P56">new Foo { public int bar() { return 1; }</text:p>
        </text:list-item>
        <text:list-item>
          <text:p text:style-name="P34">new Foo() { public int bar() { return 1; }</text:p>
        </text:list-item>
        <text:list-item>
          <text:p text:style-name="P79">new class Foo { public int bar() { return 1; }</text:p>
        </text:list-item>
      </text:list>
      <text:p text:style-name="P1"/>
      <text:p text:style-name="P5">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2660588753" text:style-name="WWNum20">
        <text:list-item>
          <text:p text:style-name="P35"><text:soft-page-break/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85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09:40:59.608574667</dc:date>
    <meta:editing-duration>PT7M16S</meta:editing-duration>
    <meta:editing-cycles>1</meta:editing-cycles>
    <meta:document-statistic meta:table-count="0" meta:image-count="0" meta:object-count="0" meta:page-count="13" meta:paragraph-count="380" meta:word-count="1237" meta:character-count="6602" meta:non-whitespace-character-count="5840"/>
  </office:meta>
</office:document-meta>
</file>